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Vydaj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"/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10000" calcext:value-type="currency">
            <text:p>1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350000" calcext:value-type="currency">
            <text:p>35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363" calcext:value-type="float">
            <text:p>5363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150000" calcext:value-type="currency">
            <text:p>15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150000" calcext:value-type="currency">
            <text:p>15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5100000" calcext:value-type="currency">
            <text:p>5 10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table:number-columns-repeated="2" office:value-type="currency" office:currency="CZK" office:value="260000" calcext:value-type="currency">
            <text:p>26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990000" calcext:value-type="currency">
            <text:p>990 000,00 Kč</text:p>
          </table:table-cell>
          <table:table-cell office:value-type="currency" office:currency="CZK" office:value="1258800" calcext:value-type="currency">
            <text:p>1 258 8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500000" calcext:value-type="currency">
            <text:p>500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5229" calcext:value-type="float">
            <text:p>5229</text:p>
          </table:table-cell>
          <table:table-cell/>
          <table:table-cell table:number-columns-repeated="2" office:value-type="currency" office:currency="CZK" office:value="99000" calcext:value-type="currency">
            <text:p>99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000000" calcext:value-type="currency">
            <text:p>1 00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550000" calcext:value-type="currency">
            <text:p>1 55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0250000" calcext:value-type="currency">
            <text:p>10 250 000,00 Kč</text:p>
          </table:table-cell>
        </table:table-row>
        <table:table-row table:style-name="ro1">
          <table:table-cell/>
          <table:table-cell office:value-type="float" office:value="3723" calcext:value-type="float">
            <text:p>3723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5000000" calcext:value-type="currency">
            <text:p>5 0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700000" calcext:value-type="currency">
            <text:p>7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51" calcext:value-type="float">
            <text:p>5151</text:p>
          </table:table-cell>
          <table:table-cell/>
          <table:table-cell table:number-columns-repeated="2" office:value-type="currency" office:currency="CZK" office:value="400000" calcext:value-type="currency">
            <text:p>4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table:number-columns-repeated="2" office:value-type="currency" office:currency="CZK" office:value="150000" calcext:value-type="currency">
            <text:p>15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56" calcext:value-type="float">
            <text:p>5156</text:p>
          </table:table-cell>
          <table:table-cell/>
          <table:table-cell table:number-columns-repeated="2" office:value-type="currency" office:currency="CZK" office:value="500000" calcext:value-type="currency">
            <text:p>5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table:number-columns-repeated="2" office:value-type="currency" office:currency="CZK" office:value="150000" calcext:value-type="currency">
            <text:p>15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32200000" calcext:value-type="currency">
            <text:p>32 200 000,00 Kč</text:p>
          </table:table-cell>
          <table:table-cell office:value-type="currency" office:currency="CZK" office:value="32270000" calcext:value-type="currency">
            <text:p>32 27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3000000" calcext:value-type="currency">
            <text:p>3 000 000,00 Kč</text:p>
          </table:table-cell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800000" calcext:value-type="currency">
            <text:p>800 000,00 Kč</text:p>
          </table:table-cell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/>
          <table:table-cell office:value-type="float" office:value="5182" calcext:value-type="float">
            <text:p>5182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2000000" calcext:value-type="currency">
            <text:p>12 000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5163" calcext:value-type="float">
            <text:p>5163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3950000" calcext:value-type="currency">
            <text:p>3 950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" calcext:value-type="currency">
            <text:p>5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/>
          <table:table-cell office:value-type="float" office:value="5331" calcext:value-type="float">
            <text:p>5331</text:p>
          </table:table-cell>
          <table:table-cell/>
          <table:table-cell table:number-columns-repeated="2" office:value-type="currency" office:currency="CZK" office:value="34140000" calcext:value-type="currency">
            <text:p>34 140 0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163" calcext:value-type="float">
            <text:p>5163</text:p>
          </table:table-cell>
          <table:table-cell/>
          <table:table-cell table:number-columns-repeated="2" office:value-type="currency" office:currency="CZK" office:value="1800000" calcext:value-type="currency">
            <text:p>1 800 0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55000" calcext:value-type="currency">
            <text:p>55 0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4700" calcext:value-type="currency">
            <text:p>34 7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table:number-columns-repeated="2" office:value-type="currency" office:currency="CZK" office:value="1083000" calcext:value-type="currency">
            <text:p>1 083 0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5850000" calcext:value-type="currency">
            <text:p>5 850 000,00 Kč</text:p>
          </table:table-cell>
          <table:table-cell office:value-type="currency" office:currency="CZK" office:value="5369800" calcext:value-type="currency">
            <text:p>5 369 8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00" calcext:value-type="currency">
            <text:p>3 5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331" calcext:value-type="float">
            <text:p>5331</text:p>
          </table:table-cell>
          <table:table-cell/>
          <table:table-cell office:value-type="currency" office:currency="CZK" office:value="99017000" calcext:value-type="currency">
            <text:p>99 017 000,00 Kč</text:p>
          </table:table-cell>
          <table:table-cell office:value-type="currency" office:currency="CZK" office:value="99047000" calcext:value-type="currency">
            <text:p>99 047 0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79600" calcext:value-type="currency">
            <text:p>579 600,00 Kč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5331" calcext:value-type="float">
            <text:p>5331</text:p>
          </table:table-cell>
          <table:table-cell/>
          <table:table-cell office:value-type="currency" office:currency="CZK" office:value="50198200" calcext:value-type="currency">
            <text:p>50 198 200,00 Kč</text:p>
          </table:table-cell>
          <table:table-cell office:value-type="currency" office:currency="CZK" office:value="50249200" calcext:value-type="currency">
            <text:p>50 249 200,00 Kč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101800" calcext:value-type="currency">
            <text:p>101 800,00 Kč</text:p>
          </table:table-cell>
          <table:table-cell office:value-type="currency" office:currency="CZK" office:value="501800" calcext:value-type="currency">
            <text:p>501 800,00 Kč</text:p>
          </table:table-cell>
        </table:table-row>
        <table:table-row table:style-name="ro1">
          <table:table-cell/>
          <table:table-cell office:value-type="float" office:value="3419" calcext:value-type="float">
            <text:p>3419</text:p>
          </table:table-cell>
          <table:table-cell/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10700" calcext:value-type="currency">
            <text:p>4 010 700,00 Kč</text:p>
          </table:table-cell>
        </table:table-row>
        <table:table-row table:style-name="ro1">
          <table:table-cell/>
          <table:table-cell office:value-type="float" office:value="3544" calcext:value-type="float">
            <text:p>3544</text:p>
          </table:table-cell>
          <table:table-cell/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4600" calcext:value-type="currency">
            <text:p>64 600,00 Kč</text:p>
          </table:table-cell>
        </table:table-row>
        <table:table-row table:style-name="ro1">
          <table:table-cell/>
          <table:table-cell office:value-type="float" office:value="3511" calcext:value-type="float">
            <text:p>3511</text:p>
          </table:table-cell>
          <table:table-cell/>
          <table:table-cell office:value-type="float" office:value="5429" calcext:value-type="float">
            <text:p>5429</text:p>
          </table:table-cell>
          <table:table-cell/>
          <table:table-cell table:number-columns-repeated="2" office:value-type="currency" office:currency="CZK" office:value="8000" calcext:value-type="currency">
            <text:p>8 000,00 Kč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/>
          <table:table-cell office:value-type="float" office:value="5331" calcext:value-type="float">
            <text:p>5331</text:p>
          </table:table-cell>
          <table:table-cell/>
          <table:table-cell table:number-columns-repeated="2" office:value-type="currency" office:currency="CZK" office:value="18500000" calcext:value-type="currency">
            <text:p>18 500 000,00 Kč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/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21000" calcext:value-type="currency">
            <text:p>1 721 000,00 Kč</text:p>
          </table:table-cell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25000" calcext:value-type="currency">
            <text:p>25 000,00 Kč</text:p>
          </table:table-cell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/>
          <table:table-cell office:value-type="float" office:value="5167" calcext:value-type="float">
            <text:p>5167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5000" calcext:value-type="currency">
            <text:p>5 000,00 Kč</text:p>
          </table:table-cell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/>
          <table:table-cell office:value-type="float" office:value="5162" calcext:value-type="float">
            <text:p>5162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/>
          <table:table-cell office:value-type="float" office:value="5182" calcext:value-type="float">
            <text:p>5182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/>
          <table:table-cell office:value-type="float" office:value="5136" calcext:value-type="float">
            <text:p>513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" calcext:value-type="currency">
            <text:p>5 000,00 Kč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/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6000" calcext:value-type="currency">
            <text:p>356 000,00 Kč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40000" calcext:value-type="currency">
            <text:p>340 000,00 Kč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/>
          <table:table-cell office:value-type="float" office:value="5499" calcext:value-type="float">
            <text:p>5499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5300" calcext:value-type="currency">
            <text:p>605 300,00 Kč</text:p>
          </table:table-cell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58600" calcext:value-type="currency">
            <text:p>58 600,00 Kč</text:p>
          </table:table-cell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155000" calcext:value-type="currency">
            <text:p>155 000,00 Kč</text:p>
          </table:table-cell>
          <table:table-cell office:value-type="currency" office:currency="CZK" office:value="165900" calcext:value-type="currency">
            <text:p>165 900,00 Kč</text:p>
          </table:table-cell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/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4000" calcext:value-type="currency">
            <text:p>54 000,00 Kč</text:p>
          </table:table-cell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240000" calcext:value-type="currency">
            <text:p>240 000,00 Kč</text:p>
          </table:table-cell>
          <table:table-cell office:value-type="currency" office:currency="CZK" office:value="269900" calcext:value-type="currency">
            <text:p>269 900,00 Kč</text:p>
          </table:table-cell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/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2100000" calcext:value-type="currency">
            <text:p>2 100 000,00 Kč</text:p>
          </table:table-cell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/>
          <table:table-cell office:value-type="float" office:value="5331" calcext:value-type="float">
            <text:p>5331</text:p>
          </table:table-cell>
          <table:table-cell/>
          <table:table-cell table:number-columns-repeated="2" office:value-type="currency" office:currency="CZK" office:value="68589000" calcext:value-type="currency">
            <text:p>68 589 000,00 Kč</text:p>
          </table:table-cell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/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8433000" calcext:value-type="currency">
            <text:p>8 433 000,00 Kč</text:p>
          </table:table-cell>
        </table:table-row>
        <table:table-row table:style-name="ro1">
          <table:table-cell/>
          <table:table-cell office:value-type="float" office:value="4378" calcext:value-type="float">
            <text:p>4378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480000" calcext:value-type="currency">
            <text:p>480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60000" calcext:value-type="currency">
            <text:p>60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90000" calcext:value-type="currency">
            <text:p>190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041" calcext:value-type="float">
            <text:p>5041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45000" calcext:value-type="currency">
            <text:p>45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85000" calcext:value-type="currency">
            <text:p>85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51" calcext:value-type="float">
            <text:p>5151</text:p>
          </table:table-cell>
          <table:table-cell/>
          <table:table-cell table:number-columns-repeated="2" office:value-type="currency" office:currency="CZK" office:value="21000" calcext:value-type="currency">
            <text:p>21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table:number-columns-repeated="2" office:value-type="currency" office:currency="CZK" office:value="2000" calcext:value-type="currency">
            <text:p>2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575000" calcext:value-type="currency">
            <text:p>1 575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67000" calcext:value-type="currency">
            <text:p>67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15000" calcext:value-type="currency">
            <text:p>15 000,00 Kč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5041" calcext:value-type="float">
            <text:p>5041</text:p>
          </table:table-cell>
          <table:table-cell/>
          <table:table-cell table:number-columns-repeated="2" office:value-type="currency" office:currency="CZK" office:value="10000" calcext:value-type="currency">
            <text:p>10 000,00 Kč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85000" calcext:value-type="currency">
            <text:p>85 000,00 Kč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90000" calcext:value-type="currency">
            <text:p>90 000,00 Kč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45000" calcext:value-type="currency">
            <text:p>45 000,00 Kč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041" calcext:value-type="float">
            <text:p>5041</text:p>
          </table:table-cell>
          <table:table-cell/>
          <table:table-cell table:number-columns-repeated="2" office:value-type="currency" office:currency="CZK" office:value="60000" calcext:value-type="currency">
            <text:p>6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33" calcext:value-type="float">
            <text:p>5133</text:p>
          </table:table-cell>
          <table:table-cell/>
          <table:table-cell table:number-columns-repeated="2" office:value-type="currency" office:currency="CZK" office:value="1000" calcext:value-type="currency">
            <text:p>1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36" calcext:value-type="float">
            <text:p>5136</text:p>
          </table:table-cell>
          <table:table-cell/>
          <table:table-cell table:number-columns-repeated="2" office:value-type="currency" office:currency="CZK" office:value="3000" calcext:value-type="currency">
            <text:p>3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494000" calcext:value-type="currency">
            <text:p>494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56" calcext:value-type="float">
            <text:p>5156</text:p>
          </table:table-cell>
          <table:table-cell/>
          <table:table-cell table:number-columns-repeated="2" office:value-type="currency" office:currency="CZK" office:value="1000" calcext:value-type="currency">
            <text:p>1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61" calcext:value-type="float">
            <text:p>5161</text:p>
          </table:table-cell>
          <table:table-cell/>
          <table:table-cell table:number-columns-repeated="2" office:value-type="currency" office:currency="CZK" office:value="1000" calcext:value-type="currency">
            <text:p>1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63" calcext:value-type="float">
            <text:p>5163</text:p>
          </table:table-cell>
          <table:table-cell/>
          <table:table-cell table:number-columns-repeated="2" office:value-type="currency" office:currency="CZK" office:value="10000" calcext:value-type="currency">
            <text:p>1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590000" calcext:value-type="currency">
            <text:p>59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4404000" calcext:value-type="currency">
            <text:p>4 404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650000" calcext:value-type="currency">
            <text:p>650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216000" calcext:value-type="currency">
            <text:p>216 000,00 Kč</text:p>
          </table:table-cell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390000" calcext:value-type="currency">
            <text:p>390 000,00 Kč</text:p>
          </table:table-cell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80000" calcext:value-type="currency">
            <text:p>180 000,00 Kč</text:p>
          </table:table-cell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10000" calcext:value-type="currency">
            <text:p>10 000,00 Kč</text:p>
          </table:table-cell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43000" calcext:value-type="currency">
            <text:p>43 000,00 Kč</text:p>
          </table:table-cell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07000" calcext:value-type="currency">
            <text:p>107 000,00 Kč</text:p>
          </table:table-cell>
          <table:table-cell office:value-type="currency" office:currency="CZK" office:value="189400" calcext:value-type="currency">
            <text:p>189 400,00 Kč</text:p>
          </table:table-cell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4000000" calcext:value-type="currency">
            <text:p>4 000 000,00 Kč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5041" calcext:value-type="float">
            <text:p>5041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725000" calcext:value-type="currency">
            <text:p>1 725 000,00 Kč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25000" calcext:value-type="currency">
            <text:p>25 000,00 Kč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/>
          <table:table-cell office:value-type="float" office:value="5182" calcext:value-type="float">
            <text:p>5182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041" calcext:value-type="float">
            <text:p>5041</text:p>
          </table:table-cell>
          <table:table-cell/>
          <table:table-cell table:number-columns-repeated="2" office:value-type="currency" office:currency="CZK" office:value="10000" calcext:value-type="currency">
            <text:p>10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60000" calcext:value-type="currency">
            <text:p>60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41000" calcext:value-type="currency">
            <text:p>141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150000" calcext:value-type="currency">
            <text:p>15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041" calcext:value-type="float">
            <text:p>5041</text:p>
          </table:table-cell>
          <table:table-cell/>
          <table:table-cell table:number-columns-repeated="2" office:value-type="currency" office:currency="CZK" office:value="120000" calcext:value-type="currency">
            <text:p>12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90000" calcext:value-type="currency">
            <text:p>9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10000" calcext:value-type="currency">
            <text:p>1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30000" calcext:value-type="currency">
            <text:p>3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331" calcext:value-type="float">
            <text:p>5331</text:p>
          </table:table-cell>
          <table:table-cell/>
          <table:table-cell table:number-columns-repeated="2" office:value-type="currency" office:currency="CZK" office:value="7000000" calcext:value-type="currency">
            <text:p>7 000 000,00 Kč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/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000" calcext:value-type="currency">
            <text:p>68 000,00 Kč</text:p>
          </table:table-cell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/>
          <table:table-cell office:value-type="float" office:value="5136" calcext:value-type="float">
            <text:p>5136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table:number-columns-repeated="2" office:value-type="currency" office:currency="CZK" office:value="410000" calcext:value-type="currency">
            <text:p>410 000,00 Kč</text:p>
          </table:table-cell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650000" calcext:value-type="currency">
            <text:p>650 000,00 Kč</text:p>
          </table:table-cell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5000" calcext:value-type="currency">
            <text:p>5 000,00 Kč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140000" calcext:value-type="currency">
            <text:p>140 000,00 Kč</text:p>
          </table:table-cell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5000" calcext:value-type="currency">
            <text:p>5 000,00 Kč</text:p>
          </table:table-cell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250000" calcext:value-type="currency">
            <text:p>250 000,00 Kč</text:p>
          </table:table-cell>
        </table:table-row>
        <table:table-row table:style-name="ro1">
          <table:table-cell/>
          <table:table-cell office:value-type="float" office:value="5212" calcext:value-type="float">
            <text:p>5212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45000" calcext:value-type="currency">
            <text:p>45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190000" calcext:value-type="currency">
            <text:p>190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283000" calcext:value-type="currency">
            <text:p>283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62" calcext:value-type="float">
            <text:p>5162</text:p>
          </table:table-cell>
          <table:table-cell/>
          <table:table-cell table:number-columns-repeated="2" office:value-type="currency" office:currency="CZK" office:value="3150000" calcext:value-type="currency">
            <text:p>3 150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6000" calcext:value-type="currency">
            <text:p>296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table:number-columns-repeated="2" office:value-type="currency" office:currency="CZK" office:value="3000000" calcext:value-type="currency">
            <text:p>3 000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4200000" calcext:value-type="currency">
            <text:p>4 200 000,00 Kč</text:p>
          </table:table-cell>
          <table:table-cell office:value-type="currency" office:currency="CZK" office:value="3904000" calcext:value-type="currency">
            <text:p>3 904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72" calcext:value-type="float">
            <text:p>5172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7000" calcext:value-type="currency">
            <text:p>67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250000" calcext:value-type="currency">
            <text:p>250 000,00 Kč</text:p>
          </table:table-cell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700000" calcext:value-type="currency">
            <text:p>700 0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51" calcext:value-type="float">
            <text:p>5151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0000" calcext:value-type="currency">
            <text:p>1 500 0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63" calcext:value-type="float">
            <text:p>5163</text:p>
          </table:table-cell>
          <table:table-cell/>
          <table:table-cell table:number-columns-repeated="2" office:value-type="currency" office:currency="CZK" office:value="1350000" calcext:value-type="currency">
            <text:p>1 350 0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71000" calcext:value-type="currency">
            <text:p>171 000,00 Kč</text:p>
          </table:table-cell>
          <table:table-cell office:value-type="currency" office:currency="CZK" office:value="1534000" calcext:value-type="currency">
            <text:p>1 534 0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6983400" calcext:value-type="currency">
            <text:p>6 983 4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2410000" calcext:value-type="currency">
            <text:p>2 410 000,00 Kč</text:p>
          </table:table-cell>
          <table:table-cell office:value-type="currency" office:currency="CZK" office:value="4384300" calcext:value-type="currency">
            <text:p>4 384 3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table:number-columns-repeated="2" office:value-type="currency" office:currency="CZK" office:value="25600" calcext:value-type="currency">
            <text:p>25 6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5192" calcext:value-type="float">
            <text:p>5192</text:p>
          </table:table-cell>
          <table:table-cell/>
          <table:table-cell table:number-columns-repeated="2" office:value-type="currency" office:currency="CZK" office:value="800000" calcext:value-type="currency">
            <text:p>800 000,00 Kč</text:p>
          </table:table-cell>
        </table:table-row>
        <table:table-row table:style-name="ro1">
          <table:table-cell/>
          <table:table-cell office:value-type="float" office:value="3632" calcext:value-type="float">
            <text:p>3632</text:p>
          </table:table-cell>
          <table:table-cell/>
          <table:table-cell office:value-type="float" office:value="5192" calcext:value-type="float">
            <text:p>5192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/>
          <table:table-cell office:value-type="float" office:value="5167" calcext:value-type="float">
            <text:p>5167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/>
          <table:table-cell office:value-type="float" office:value="5023" calcext:value-type="float">
            <text:p>5023</text:p>
          </table:table-cell>
          <table:table-cell/>
          <table:table-cell table:number-columns-repeated="2" office:value-type="currency" office:currency="CZK" office:value="14397000" calcext:value-type="currency">
            <text:p>14 397 000,00 Kč</text:p>
          </table:table-cell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/>
          <table:table-cell office:value-type="float" office:value="5031" calcext:value-type="float">
            <text:p>5031</text:p>
          </table:table-cell>
          <table:table-cell/>
          <table:table-cell table:number-columns-repeated="2" office:value-type="currency" office:currency="CZK" office:value="2818000" calcext:value-type="currency">
            <text:p>2 818 000,00 Kč</text:p>
          </table:table-cell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/>
          <table:table-cell office:value-type="float" office:value="5032" calcext:value-type="float">
            <text:p>5032</text:p>
          </table:table-cell>
          <table:table-cell/>
          <table:table-cell table:number-columns-repeated="2" office:value-type="currency" office:currency="CZK" office:value="1015000" calcext:value-type="currency">
            <text:p>1 015 000,00 Kč</text:p>
          </table:table-cell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/>
          <table:table-cell office:value-type="float" office:value="5424" calcext:value-type="float">
            <text:p>5424</text:p>
          </table:table-cell>
          <table:table-cell/>
          <table:table-cell table:number-columns-repeated="2" office:value-type="currency" office:currency="CZK" office:value="25000" calcext:value-type="currency">
            <text:p>25 000,00 Kč</text:p>
          </table:table-cell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/>
          <table:table-cell office:value-type="float" office:value="5499" calcext:value-type="float">
            <text:p>5499</text:p>
          </table:table-cell>
          <table:table-cell/>
          <table:table-cell table:number-columns-repeated="2" office:value-type="currency" office:currency="CZK" office:value="204000" calcext:value-type="currency">
            <text:p>204 000,00 Kč</text:p>
          </table:table-cell>
        </table:table-row>
        <table:table-row table:style-name="ro1">
          <table:table-cell/>
          <table:table-cell office:value-type="float" office:value="6114" calcext:value-type="float">
            <text:p>6114</text:p>
          </table:table-cell>
          <table:table-cell/>
          <table:table-cell office:value-type="float" office:value="5029" calcext:value-type="float">
            <text:p>5029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019" calcext:value-type="float">
            <text:p>5019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2673800" calcext:value-type="currency">
            <text:p>2 673 8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029" calcext:value-type="float">
            <text:p>5029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039" calcext:value-type="float">
            <text:p>5039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011" calcext:value-type="float">
            <text:p>5011</text:p>
          </table:table-cell>
          <table:table-cell/>
          <table:table-cell office:value-type="currency" office:currency="CZK" office:value="148000000" calcext:value-type="currency">
            <text:p>148 000 000,00 Kč</text:p>
          </table:table-cell>
          <table:table-cell office:value-type="currency" office:currency="CZK" office:value="148975000" calcext:value-type="currency">
            <text:p>148 975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11750000" calcext:value-type="currency">
            <text:p>11 750 000,00 Kč</text:p>
          </table:table-cell>
          <table:table-cell office:value-type="currency" office:currency="CZK" office:value="12469100" calcext:value-type="currency">
            <text:p>12 469 1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024" calcext:value-type="float">
            <text:p>5024</text:p>
          </table:table-cell>
          <table:table-cell/>
          <table:table-cell table:number-columns-repeated="2" office:value-type="currency" office:currency="CZK" office:value="1000000" calcext:value-type="currency">
            <text:p>1 0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031" calcext:value-type="float">
            <text:p>5031</text:p>
          </table:table-cell>
          <table:table-cell/>
          <table:table-cell office:value-type="currency" office:currency="CZK" office:value="39825000" calcext:value-type="currency">
            <text:p>39 825 000,00 Kč</text:p>
          </table:table-cell>
          <table:table-cell office:value-type="currency" office:currency="CZK" office:value="40200800" calcext:value-type="currency">
            <text:p>40 200 8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032" calcext:value-type="float">
            <text:p>5032</text:p>
          </table:table-cell>
          <table:table-cell/>
          <table:table-cell office:value-type="currency" office:currency="CZK" office:value="14439000" calcext:value-type="currency">
            <text:p>14 439 000,00 Kč</text:p>
          </table:table-cell>
          <table:table-cell office:value-type="currency" office:currency="CZK" office:value="14581300" calcext:value-type="currency">
            <text:p>14 581 3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038" calcext:value-type="float">
            <text:p>5038</text:p>
          </table:table-cell>
          <table:table-cell/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702000" calcext:value-type="currency">
            <text:p>702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10000" calcext:value-type="currency">
            <text:p>11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10000" calcext:value-type="currency">
            <text:p>11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1410000" calcext:value-type="currency">
            <text:p>1 410 000,00 Kč</text:p>
          </table:table-cell>
          <table:table-cell office:value-type="currency" office:currency="CZK" office:value="1617200" calcext:value-type="currency">
            <text:p>1 617 2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3500000" calcext:value-type="currency">
            <text:p>3 500 000,00 Kč</text:p>
          </table:table-cell>
          <table:table-cell office:value-type="currency" office:currency="CZK" office:value="3658800" calcext:value-type="currency">
            <text:p>3 658 8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table:number-columns-repeated="2" office:value-type="currency" office:currency="CZK" office:value="547000" calcext:value-type="currency">
            <text:p>547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460000" calcext:value-type="currency">
            <text:p>460 000,00 Kč</text:p>
          </table:table-cell>
          <table:table-cell office:value-type="currency" office:currency="CZK" office:value="517800" calcext:value-type="currency">
            <text:p>517 8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3" calcext:value-type="float">
            <text:p>5173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31000" calcext:value-type="currency">
            <text:p>31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95" calcext:value-type="float">
            <text:p>5195</text:p>
          </table:table-cell>
          <table:table-cell/>
          <table:table-cell office:value-type="currency" office:currency="CZK" office:value="538000" calcext:value-type="currency">
            <text:p>538 000,00 Kč</text:p>
          </table:table-cell>
          <table:table-cell office:value-type="currency" office:currency="CZK" office:value="518000" calcext:value-type="currency">
            <text:p>518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424" calcext:value-type="float">
            <text:p>5424</text:p>
          </table:table-cell>
          <table:table-cell/>
          <table:table-cell table:number-columns-repeated="2" office:value-type="currency" office:currency="CZK" office:value="600000" calcext:value-type="currency">
            <text:p>6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499" calcext:value-type="float">
            <text:p>5499</text:p>
          </table:table-cell>
          <table:table-cell/>
          <table:table-cell table:number-columns-repeated="2" office:value-type="currency" office:currency="CZK" office:value="2805000" calcext:value-type="currency">
            <text:p>2 805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660" calcext:value-type="float">
            <text:p>5660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901" calcext:value-type="float">
            <text:p>5901</text:p>
          </table:table-cell>
          <table:table-cell/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000000" calcext:value-type="currency">
            <text:p>1 0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4400000" calcext:value-type="currency">
            <text:p>4 4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92" calcext:value-type="float">
            <text:p>5192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80000" calcext:value-type="currency">
            <text:p>8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8" calcext:value-type="float">
            <text:p>5178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5000" calcext:value-type="currency">
            <text:p>25 0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" calcext:value-type="currency">
            <text:p>30 0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0000" calcext:value-type="currency">
            <text:p>170 0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64200" calcext:value-type="currency">
            <text:p>564 2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20000" calcext:value-type="currency">
            <text:p>520 0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" calcext:value-type="currency">
            <text:p>5 0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" calcext:value-type="currency">
            <text:p>10 000,00 Kč</text:p>
          </table:table-cell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/>
          <table:table-cell office:value-type="float" office:value="5182" calcext:value-type="float">
            <text:p>5182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34" calcext:value-type="float">
            <text:p>5134</text:p>
          </table:table-cell>
          <table:table-cell/>
          <table:table-cell table:number-columns-repeated="2" office:value-type="currency" office:currency="CZK" office:value="15000" calcext:value-type="currency">
            <text:p>15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36" calcext:value-type="float">
            <text:p>5136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37" calcext:value-type="float">
            <text:p>5137</text:p>
          </table:table-cell>
          <table:table-cell/>
          <table:table-cell table:number-columns-repeated="2" office:value-type="currency" office:currency="CZK" office:value="3100000" calcext:value-type="currency">
            <text:p>3 1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39" calcext:value-type="float">
            <text:p>5139</text:p>
          </table:table-cell>
          <table:table-cell/>
          <table:table-cell table:number-columns-repeated="2" office:value-type="currency" office:currency="CZK" office:value="3800000" calcext:value-type="currency">
            <text:p>3 8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42" calcext:value-type="float">
            <text:p>5142</text:p>
          </table:table-cell>
          <table:table-cell/>
          <table:table-cell table:number-columns-repeated="2" office:value-type="currency" office:currency="CZK" office:value="1000" calcext:value-type="currency">
            <text:p>1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51" calcext:value-type="float">
            <text:p>5151</text:p>
          </table:table-cell>
          <table:table-cell/>
          <table:table-cell table:number-columns-repeated="2" office:value-type="currency" office:currency="CZK" office:value="900000" calcext:value-type="currency">
            <text:p>9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52" calcext:value-type="float">
            <text:p>5152</text:p>
          </table:table-cell>
          <table:table-cell/>
          <table:table-cell table:number-columns-repeated="2" office:value-type="currency" office:currency="CZK" office:value="400000" calcext:value-type="currency">
            <text:p>4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53" calcext:value-type="float">
            <text:p>5153</text:p>
          </table:table-cell>
          <table:table-cell/>
          <table:table-cell table:number-columns-repeated="2" office:value-type="currency" office:currency="CZK" office:value="3500000" calcext:value-type="currency">
            <text:p>3 5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table:number-columns-repeated="2" office:value-type="currency" office:currency="CZK" office:value="4000000" calcext:value-type="currency">
            <text:p>4 0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56" calcext:value-type="float">
            <text:p>5156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1" calcext:value-type="float">
            <text:p>5161</text:p>
          </table:table-cell>
          <table:table-cell/>
          <table:table-cell table:number-columns-repeated="2" office:value-type="currency" office:currency="CZK" office:value="1800000" calcext:value-type="currency">
            <text:p>1 8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2" calcext:value-type="float">
            <text:p>5162</text:p>
          </table:table-cell>
          <table:table-cell/>
          <table:table-cell table:number-columns-repeated="2" office:value-type="currency" office:currency="CZK" office:value="3800000" calcext:value-type="currency">
            <text:p>3 8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3" calcext:value-type="float">
            <text:p>5163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400000" calcext:value-type="currency">
            <text:p>4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6" calcext:value-type="float">
            <text:p>5166</text:p>
          </table:table-cell>
          <table:table-cell/>
          <table:table-cell table:number-columns-repeated="2" office:value-type="currency" office:currency="CZK" office:value="1760000" calcext:value-type="currency">
            <text:p>1 76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8" calcext:value-type="float">
            <text:p>5168</text:p>
          </table:table-cell>
          <table:table-cell/>
          <table:table-cell office:value-type="currency" office:currency="CZK" office:value="14000000" calcext:value-type="currency">
            <text:p>14 000 000,00 Kč</text:p>
          </table:table-cell>
          <table:table-cell office:value-type="currency" office:currency="CZK" office:value="15000000" calcext:value-type="currency">
            <text:p>15 0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currency" office:currency="CZK" office:value="18000000" calcext:value-type="currency">
            <text:p>18 0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3200000" calcext:value-type="currency">
            <text:p>13 200 000,00 Kč</text:p>
          </table:table-cell>
          <table:table-cell office:value-type="currency" office:currency="CZK" office:value="11649000" calcext:value-type="currency">
            <text:p>11 649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2" calcext:value-type="float">
            <text:p>5172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250000" calcext:value-type="currency">
            <text:p>25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5" calcext:value-type="float">
            <text:p>5175</text:p>
          </table:table-cell>
          <table:table-cell/>
          <table:table-cell table:number-columns-repeated="2" office:value-type="currency" office:currency="CZK" office:value="260000" calcext:value-type="currency">
            <text:p>26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79" calcext:value-type="float">
            <text:p>5179</text:p>
          </table:table-cell>
          <table:table-cell/>
          <table:table-cell table:number-columns-repeated="2" office:value-type="currency" office:currency="CZK" office:value="5000" calcext:value-type="currency">
            <text:p>5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82" calcext:value-type="float">
            <text:p>5182</text:p>
          </table:table-cell>
          <table:table-cell/>
          <table:table-cell table:number-columns-repeated="2" office:value-type="currency" office:currency="CZK" office:value="0" calcext:value-type="currency">
            <text:p>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92" calcext:value-type="float">
            <text:p>5192</text:p>
          </table:table-cell>
          <table:table-cell/>
          <table:table-cell table:number-columns-repeated="2" office:value-type="currency" office:currency="CZK" office:value="30000" calcext:value-type="currency">
            <text:p>3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2000" calcext:value-type="currency">
            <text:p>2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361" calcext:value-type="float">
            <text:p>5361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362" calcext:value-type="float">
            <text:p>5362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5909" calcext:value-type="float">
            <text:p>5909</text:p>
          </table:table-cell>
          <table:table-cell/>
          <table:table-cell table:number-columns-repeated="2" office:value-type="currency" office:currency="CZK" office:value="1000" calcext:value-type="currency">
            <text:p>1 000,00 Kč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/>
          <table:table-cell office:value-type="float" office:value="6901" calcext:value-type="float">
            <text:p>6901</text:p>
          </table:table-cell>
          <table:table-cell/>
          <table:table-cell table:number-columns-repeated="2" office:value-type="currency" office:currency="CZK" office:value="10000000" calcext:value-type="currency">
            <text:p>10 00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68898000" calcext:value-type="currency">
            <text:p>68 898 000,00 Kč</text:p>
          </table:table-cell>
          <table:table-cell office:value-type="currency" office:currency="CZK" office:value="68098000" calcext:value-type="currency">
            <text:p>68 098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6123" calcext:value-type="float">
            <text:p>6123</text:p>
          </table:table-cell>
          <table:table-cell/>
          <table:table-cell office:value-type="currency" office:currency="CZK" office:value="16326000" calcext:value-type="currency">
            <text:p>16 326 000,00 Kč</text:p>
          </table:table-cell>
          <table:table-cell office:value-type="currency" office:currency="CZK" office:value="17126000" calcext:value-type="currency">
            <text:p>17 126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1662000" calcext:value-type="currency">
            <text:p>1 662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51521000" calcext:value-type="currency">
            <text:p>51 521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8000000" calcext:value-type="currency">
            <text:p>8 000 000,00 Kč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25805000" calcext:value-type="currency">
            <text:p>25 805 000,00 Kč</text:p>
          </table:table-cell>
          <table:table-cell office:value-type="currency" office:currency="CZK" office:value="24790000" calcext:value-type="currency">
            <text:p>24 790 0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13600000" calcext:value-type="currency">
            <text:p>13 600 000,00 Kč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/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1000000" calcext:value-type="currency">
            <text:p>1 000 000,00 Kč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6351" calcext:value-type="float">
            <text:p>6351</text:p>
          </table:table-cell>
          <table:table-cell/>
          <table:table-cell office:value-type="currency" office:currency="CZK" office:value="296047000" calcext:value-type="currency">
            <text:p>296 047 000,00 Kč</text:p>
          </table:table-cell>
          <table:table-cell office:value-type="currency" office:currency="CZK" office:value="300171400" calcext:value-type="currency">
            <text:p>300 171 400,00 Kč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31898000" calcext:value-type="currency">
            <text:p>31 898 000,00 Kč</text:p>
          </table:table-cell>
          <table:table-cell office:value-type="currency" office:currency="CZK" office:value="35242000" calcext:value-type="currency">
            <text:p>35 242 000,00 Kč</text:p>
          </table:table-cell>
        </table:table-row>
        <table:table-row table:style-name="ro1">
          <table:table-cell/>
          <table:table-cell office:value-type="float" office:value="3539" calcext:value-type="float">
            <text:p>3539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30500000" calcext:value-type="currency">
            <text:p>30 500 000,00 Kč</text:p>
          </table:table-cell>
        </table:table-row>
        <table:table-row table:style-name="ro1">
          <table:table-cell/>
          <table:table-cell office:value-type="float" office:value="4399" calcext:value-type="float">
            <text:p>4399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20000000" calcext:value-type="currency">
            <text:p>20 000 000,00 Kč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7063000" calcext:value-type="currency">
            <text:p>7 063 000,00 Kč</text:p>
          </table:table-cell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1500000" calcext:value-type="currency">
            <text:p>1 500 000,00 Kč</text:p>
          </table:table-cell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1430000" calcext:value-type="currency">
            <text:p>1 430 000,00 Kč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/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7000" calcext:value-type="currency">
            <text:p>357 000,00 Kč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/>
          <table:table-cell office:value-type="float" office:value="6351" calcext:value-type="float">
            <text:p>6351</text:p>
          </table:table-cell>
          <table:table-cell/>
          <table:table-cell table:number-columns-repeated="2" office:value-type="currency" office:currency="CZK" office:value="5523000" calcext:value-type="currency">
            <text:p>5 523 000,00 Kč</text:p>
          </table:table-cell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396000" calcext:value-type="currency">
            <text:p>396 000,00 Kč</text:p>
          </table:table-cell>
        </table:table-row>
        <table:table-row table:style-name="ro1">
          <table:table-cell/>
          <table:table-cell office:value-type="float" office:value="5311" calcext:value-type="float">
            <text:p>5311</text:p>
          </table:table-cell>
          <table:table-cell/>
          <table:table-cell office:value-type="float" office:value="6125" calcext:value-type="float">
            <text:p>6125</text:p>
          </table:table-cell>
          <table:table-cell/>
          <table:table-cell office:value-type="currency" office:currency="CZK" office:value="72000000" calcext:value-type="currency">
            <text:p>72 000 000,00 Kč</text:p>
          </table:table-cell>
          <table:table-cell office:value-type="currency" office:currency="CZK" office:value="72310000" calcext:value-type="currency">
            <text:p>72 310 000,00 Kč</text:p>
          </table:table-cell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39165000" calcext:value-type="currency">
            <text:p>39 165 000,00 Kč</text:p>
          </table:table-cell>
          <table:table-cell office:value-type="currency" office:currency="CZK" office:value="36291900" calcext:value-type="currency">
            <text:p>36 291 900,00 Kč</text:p>
          </table:table-cell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34756000" calcext:value-type="currency">
            <text:p>34 756 000,00 Kč</text:p>
          </table:table-cell>
          <table:table-cell office:value-type="currency" office:currency="CZK" office:value="33748700" calcext:value-type="currency">
            <text:p>33 748 7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319415000" calcext:value-type="currency">
            <text:p>319 415 000,00 Kč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/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3100" calcext:value-type="currency">
            <text:p>43 100,00 Kč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24934000" calcext:value-type="currency">
            <text:p>24 934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6111" calcext:value-type="float">
            <text:p>6111</text:p>
          </table:table-cell>
          <table:table-cell/>
          <table:table-cell table:number-columns-repeated="2" office:value-type="currency" office:currency="CZK" office:value="2385000" calcext:value-type="currency">
            <text:p>2 385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6121" calcext:value-type="float">
            <text:p>6121</text:p>
          </table:table-cell>
          <table:table-cell/>
          <table:table-cell office:value-type="currency" office:currency="CZK" office:value="66479000" calcext:value-type="currency">
            <text:p>66 479 000,00 Kč</text:p>
          </table:table-cell>
          <table:table-cell office:value-type="currency" office:currency="CZK" office:value="67419000" calcext:value-type="currency">
            <text:p>67 419 000,00 Kč</text:p>
          </table:table-cell>
        </table:table-row>
        <table:table-row table:style-name="ro1">
          <table:table-cell/>
          <table:table-cell office:value-type="float" office:value="6171" calcext:value-type="float">
            <text:p>6171</text:p>
          </table:table-cell>
          <table:table-cell/>
          <table:table-cell office:value-type="float" office:value="6125" calcext:value-type="float">
            <text:p>6125</text:p>
          </table:table-cell>
          <table:table-cell/>
          <table:table-cell office:value-type="currency" office:currency="CZK" office:value="1698000" calcext:value-type="currency">
            <text:p>1 698 000,00 Kč</text:p>
          </table:table-cell>
          <table:table-cell office:value-type="currency" office:currency="CZK" office:value="2249000" calcext:value-type="currency">
            <text:p>2 249 000,00 Kč</text:p>
          </table:table-cell>
        </table:table-row>
        <table:table-row table:style-name="ro1" table:number-rows-repeated="10483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3T00:01:52.029971757</dc:date>
    <dc:creator>Jan Dvořák</dc:creator>
    <meta:editing-duration>PT58M13S</meta:editing-duration>
    <meta:editing-cycles>4</meta:editing-cycles>
    <meta:generator>LibreOffice/6.0.4.2$Linux_X86_64 LibreOffice_project/00$Build-2</meta:generator>
    <meta:document-statistic meta:table-count="1" meta:cell-count="1048" meta:object-count="0"/>
  </office:meta>
</office:document-meta>
</file>